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a420" officeooo:paragraph-rsid="0002a420"/>
    </style:style>
    <style:style style:name="P2" style:family="paragraph" style:parent-style-name="Title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n Thymian Smash</text:p>
      <text:p text:style-name="P1"/>
      <text:p text:style-name="P1">Contains</text:p>
      <text:p text:style-name="P1">- 8cl Gin</text:p>
      <text:p text:style-name="P1">- 2cl Mandelsirup</text:p>
      <text:p text:style-name="P1">- Thymian</text:p>
      <text:p text:style-name="P1">- Spicy Ginger</text:p>
      <text:p text:style-name="P1"/>
      <text:p text:style-name="P1">(1) Smash Gin and Thymian in shaker with ice</text:p>
      <text:p text:style-name="P1">(2) add sirup to shaker</text:p>
      <text:p text:style-name="P1">(3) shake</text:p>
      <text:p text:style-name="P1">(4) pour into tumbler</text:p>
      <text:p text:style-name="P1">(5) fill with spicy ginger</text:p>
      <text:p text:style-name="P1">(6) add more thymian</text:p>
      <text:p text:style-name="P1">(7) enjoy!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0:33:31.793806977</meta:creation-date>
    <meta:generator>LibreOffice/6.1.3.2$Linux_X86_64 LibreOffice_project/10$Build-2</meta:generator>
    <dc:date>2018-12-07T00:38:00.444248151</dc:date>
    <meta:editing-duration>PT4M29S</meta:editing-duration>
    <meta:editing-cycles>1</meta:editing-cycles>
    <meta:document-statistic meta:table-count="0" meta:image-count="0" meta:object-count="0" meta:page-count="1" meta:paragraph-count="13" meta:word-count="46" meta:character-count="227" meta:non-whitespace-character-count="194"/>
  </office:meta>
</office:document-meta>
</file>